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635cm" svg:height="0.635cm" svg:x="2.961cm" svg:y="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635cm" svg:height="0.635cm" svg:x="1.056cm" svg:y="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.598cm" svg:y1="1.08cm" svg:x2="3.054cm" svg:y2="2.155cm" draw:start-shape="id1" draw:start-glue-point="9" draw:end-shape="id2" draw:end-glue-point="5" svg:d="M1598 1080l1456 1075" svg:viewBox="0 0 1457 1076">
          <text:p/>
        </draw:connector>
        <draw:custom-shape draw:style-name="gr2" draw:text-style-name="P2" xml:id="id3" draw:id="id3" draw:layer="layout" svg:width="0.635cm" svg:height="0.635cm" svg:x="1.056cm" svg:y="3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.598cm" svg:y1="3.679cm" svg:x2="3.054cm" svg:y2="2.604cm" draw:start-shape="id3" draw:start-glue-point="11" draw:end-shape="id2" draw:end-glue-point="7" svg:d="M1598 3679l1456-1075" svg:viewBox="0 0 1457 1076">
          <text:p/>
        </draw:connector>
        <draw:frame draw:style-name="gr4" draw:text-style-name="P3" draw:layer="layout" svg:width="1.023cm" svg:height="1.171cm" svg:x="0.16cm" svg:y="0.129cm">
          <draw:text-box>
            <text:p>x<text:span text:style-name="T1">1</text:span></text:p>
          </draw:text-box>
        </draw:frame>
        <draw:frame draw:style-name="gr4" draw:text-style-name="P3" draw:layer="layout" svg:width="1.023cm" svg:height="1.171cm" svg:x="3.081cm" svg:y="2.57cm">
          <draw:text-box>
            <text:p>y<text:span text:style-name="T1">1</text:span></text:p>
          </draw:text-box>
        </draw:frame>
        <draw:frame draw:style-name="gr4" draw:text-style-name="P3" draw:layer="layout" svg:width="1.056cm" svg:height="0.986cm" svg:x="0.127cm" svg:y="3.459cm">
          <draw:text-box>
            <text:p>0<text:span text:style-name="T2">n</text:span></text:p>
          </draw:text-box>
        </draw:frame>
        <draw:custom-shape draw:style-name="gr1" draw:text-style-name="P1" xml:id="id5" draw:id="id5" draw:layer="layout" svg:width="0.635cm" svg:height="0.635cm" svg:x="5.628cm" svg:y="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635cm" svg:height="0.635cm" svg:x="3.723cm" svg:y="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265cm" svg:y1="1.08cm" svg:x2="5.721cm" svg:y2="2.155cm" draw:start-shape="id4" draw:start-glue-point="9" draw:end-shape="id5" draw:end-glue-point="5" svg:d="M4265 1080l1456 1075" svg:viewBox="0 0 1457 1076">
          <text:p/>
        </draw:connector>
        <draw:connector draw:style-name="gr3" draw:text-style-name="P2" draw:layer="layout" draw:type="line" svg:x1="3.596cm" svg:y1="2.38cm" svg:x2="5.628cm" svg:y2="2.38cm" draw:start-shape="id2" draw:start-glue-point="10" draw:end-shape="id5" draw:end-glue-point="6" svg:d="M3596 2380h2032" svg:viewBox="0 0 2033 1">
          <text:p/>
        </draw:connector>
        <draw:frame draw:style-name="gr4" draw:text-style-name="P3" draw:layer="layout" svg:width="1.023cm" svg:height="1.171cm" svg:x="2.827cm" svg:y="0.129cm">
          <draw:text-box>
            <text:p>x<text:span text:style-name="T1">2</text:span></text:p>
          </draw:text-box>
        </draw:frame>
        <draw:frame draw:style-name="gr4" draw:text-style-name="P3" draw:layer="layout" svg:width="1.023cm" svg:height="1.171cm" svg:x="5.748cm" svg:y="2.57cm">
          <draw:text-box>
            <text:p>y<text:span text:style-name="T1">2</text:span></text:p>
          </draw:text-box>
        </draw:frame>
        <draw:custom-shape draw:style-name="gr1" draw:text-style-name="P1" xml:id="id7" draw:id="id7" draw:layer="layout" svg:width="0.635cm" svg:height="0.635cm" svg:x="8.295cm" svg:y="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635cm" svg:height="0.635cm" svg:x="6.39cm" svg:y="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932cm" svg:y1="1.08cm" svg:x2="8.388cm" svg:y2="2.155cm" draw:start-shape="id6" draw:start-glue-point="9" draw:end-shape="id7" draw:end-glue-point="5" svg:d="M6932 1080l1456 1075" svg:viewBox="0 0 1457 1076">
          <text:p/>
        </draw:connector>
        <draw:connector draw:style-name="gr3" draw:text-style-name="P2" draw:layer="layout" draw:type="line" svg:x1="6.263cm" svg:y1="2.38cm" svg:x2="8.295cm" svg:y2="2.38cm" draw:start-shape="id5" draw:start-glue-point="10" draw:end-shape="id7" draw:end-glue-point="6" svg:d="M6263 2380h2032" svg:viewBox="0 0 2033 1">
          <text:p/>
        </draw:connector>
        <draw:frame draw:style-name="gr4" draw:text-style-name="P3" draw:layer="layout" svg:width="1.023cm" svg:height="1.171cm" svg:x="5.494cm" svg:y="0.129cm">
          <draw:text-box>
            <text:p>x<text:span text:style-name="T1">3</text:span></text:p>
          </draw:text-box>
        </draw:frame>
        <draw:frame draw:style-name="gr4" draw:text-style-name="P3" draw:layer="layout" svg:width="1.023cm" svg:height="1.171cm" svg:x="8.415cm" svg:y="2.57cm">
          <draw:text-box>
            <text:p>y<text:span text:style-name="T1">3</text:span></text:p>
          </draw:text-box>
        </draw:frame>
        <draw:frame draw:style-name="gr5" draw:text-style-name="P3" xml:id="id10" draw:id="id10" draw:layer="layout" svg:width="1.035cm" svg:height="1.016cm" svg:x="9.319cm" svg:y="1.835cm">
          <draw:text-box>
            <text:p>...</text:p>
          </draw:text-box>
        </draw:frame>
        <draw:custom-shape draw:style-name="gr1" draw:text-style-name="P1" xml:id="id9" draw:id="id9" draw:layer="layout" svg:width="0.635cm" svg:height="0.635cm" svg:x="11.541cm" svg:y="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635cm" svg:height="0.635cm" svg:x="9.636cm" svg:y="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178cm" svg:y1="1.08cm" svg:x2="11.634cm" svg:y2="2.155cm" draw:start-shape="id8" draw:start-glue-point="9" draw:end-shape="id9" draw:end-glue-point="5" svg:d="M10178 1080l1456 1075" svg:viewBox="0 0 1457 1076">
          <text:p/>
        </draw:connector>
        <draw:connector draw:style-name="gr3" draw:text-style-name="P2" draw:layer="layout" draw:type="line" svg:x1="10.354cm" svg:y1="2.343cm" svg:x2="11.541cm" svg:y2="2.38cm" draw:start-shape="id10" draw:start-glue-point="1" draw:end-shape="id9" draw:end-glue-point="6" svg:d="M10354 2343l1187 37" svg:viewBox="0 0 1188 38">
          <text:p/>
        </draw:connector>
        <draw:frame draw:style-name="gr4" draw:text-style-name="P3" draw:layer="layout" svg:width="0.922cm" svg:height="1.171cm" svg:x="8.74cm" svg:y="0.129cm">
          <draw:text-box>
            <text:p>x<text:span text:style-name="T1">t</text:span></text:p>
          </draw:text-box>
        </draw:frame>
        <draw:frame draw:style-name="gr4" draw:text-style-name="P3" draw:layer="layout" svg:width="1.968cm" svg:height="1.171cm" svg:x="11.661cm" svg:y="2.57cm">
          <draw:text-box>
            <text:p>y<text:span text:style-name="T1">t</text:span><text:span text:style-name="T3"> = 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0:50:36.795309257</meta:creation-date>
    <dc:date>2017-01-15T10:57:31.984412459</dc:date>
    <meta:editing-duration>PT6M55S</meta:editing-duration>
    <meta:editing-cycles>1</meta:editing-cycles>
    <meta:document-statistic meta:object-count="27"/>
    <meta:generator>LibreOffice/5.1.4.2$Linux_X86_64 LibreOffice_project/10m0$Build-2</meta:generator>
  </office:meta>
</office:document-meta>
</file>